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c885" officeooo:paragraph-rsid="000bc885"/>
    </style:style>
    <style:style style:name="P2" style:family="paragraph" style:parent-style-name="Standard">
      <style:text-properties officeooo:rsid="000bc885" officeooo:paragraph-rsid="0011fe4d"/>
    </style:style>
    <style:style style:name="P3" style:family="paragraph" style:parent-style-name="Standard">
      <style:text-properties officeooo:rsid="000bc885" officeooo:paragraph-rsid="001c3a65"/>
    </style:style>
    <style:style style:name="P4" style:family="paragraph" style:parent-style-name="Standard">
      <style:text-properties officeooo:rsid="000cb06d" officeooo:paragraph-rsid="000cb06d"/>
    </style:style>
    <style:style style:name="P5" style:family="paragraph" style:parent-style-name="Standard">
      <style:text-properties officeooo:rsid="000e2f73" officeooo:paragraph-rsid="000e2f73"/>
    </style:style>
    <style:style style:name="P6" style:family="paragraph" style:parent-style-name="Standard">
      <style:text-properties officeooo:rsid="000eab51" officeooo:paragraph-rsid="000eab51"/>
    </style:style>
    <style:style style:name="P7" style:family="paragraph" style:parent-style-name="Standard">
      <style:paragraph-properties fo:text-align="center" style:justify-single-word="false"/>
      <style:text-properties fo:font-size="14pt" officeooo:rsid="000e2f73" officeooo:paragraph-rsid="000e2f7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bc885" officeooo:paragraph-rsid="000bc885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08d08" officeooo:paragraph-rsid="00108d08"/>
    </style:style>
    <style:style style:name="P10" style:family="paragraph" style:parent-style-name="Standard">
      <style:text-properties officeooo:rsid="0011fe4d" officeooo:paragraph-rsid="0011fe4d"/>
    </style:style>
    <style:style style:name="P11" style:family="paragraph" style:parent-style-name="Standard">
      <style:text-properties officeooo:rsid="0013e659" officeooo:paragraph-rsid="0013e659"/>
    </style:style>
    <style:style style:name="P12" style:family="paragraph" style:parent-style-name="Standard">
      <style:text-properties officeooo:rsid="00198425" officeooo:paragraph-rsid="00198425"/>
    </style:style>
    <style:style style:name="P13" style:family="paragraph" style:parent-style-name="Standard">
      <style:text-properties officeooo:rsid="001c3a65" officeooo:paragraph-rsid="001c3a65"/>
    </style:style>
    <style:style style:name="P14" style:family="paragraph" style:parent-style-name="Standard">
      <style:text-properties officeooo:rsid="001f0c6f" officeooo:paragraph-rsid="001f0c6f"/>
    </style:style>
    <style:style style:name="P15" style:family="paragraph" style:parent-style-name="Standard">
      <style:text-properties officeooo:rsid="00203a3d" officeooo:paragraph-rsid="00203a3d"/>
    </style:style>
    <style:style style:name="P16" style:family="paragraph" style:parent-style-name="Standard">
      <style:text-properties officeooo:rsid="00207fc4" officeooo:paragraph-rsid="00207fc4"/>
    </style:style>
    <style:style style:name="P17" style:family="paragraph" style:parent-style-name="Standard">
      <style:text-properties officeooo:rsid="00207fc4" officeooo:paragraph-rsid="00203a3d"/>
    </style:style>
    <style:style style:name="P18" style:family="paragraph" style:parent-style-name="Standard">
      <style:text-properties officeooo:rsid="00296946" officeooo:paragraph-rsid="00296946"/>
    </style:style>
    <style:style style:name="P19" style:family="paragraph" style:parent-style-name="Standard">
      <style:text-properties officeooo:rsid="002bbdb1" officeooo:paragraph-rsid="002bbdb1"/>
    </style:style>
    <style:style style:name="P20" style:family="paragraph" style:parent-style-name="Standard">
      <style:text-properties fo:font-weight="bold" officeooo:rsid="001c3a65" officeooo:paragraph-rsid="001c3a65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rsid="000bc885" officeooo:paragraph-rsid="0011fe4d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officeooo:rsid="000e2f73" officeooo:paragraph-rsid="000e2f73" style:font-size-asian="14pt" style:font-size-complex="14pt"/>
    </style:style>
    <style:style style:name="P23" style:family="paragraph" style:parent-style-name="Standard">
      <style:paragraph-properties fo:break-before="page"/>
      <style:text-properties officeooo:rsid="00108d08" officeooo:paragraph-rsid="00108d08"/>
    </style:style>
    <style:style style:name="P24" style:family="paragraph" style:parent-style-name="Standard">
      <style:paragraph-properties fo:break-before="page"/>
      <style:text-properties officeooo:rsid="0011fe4d" officeooo:paragraph-rsid="0011fe4d"/>
    </style:style>
    <style:style style:name="P25" style:family="paragraph" style:parent-style-name="List_20_Paragraph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3e659" style:font-size-asian="10pt" style:font-size-complex="10pt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c3a65" style:font-size-asian="10pt" style:font-size-complex="10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weight="bold" officeooo:rsid="001e03d5" officeooo:paragraph-rsid="001c3a65" style:font-size-asian="10pt" style:font-weight-asian="bold" style:font-size-complex="10pt" style:font-weight-complex="bold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style="italic" officeooo:rsid="001f51a4" officeooo:paragraph-rsid="001c3a65" style:font-size-asian="10pt" style:font-style-asian="italic" style:font-size-complex="10pt" style:font-style-complex="italic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Tahoma1" fo:font-size="8pt" fo:font-style="italic" fo:font-weight="normal" officeooo:rsid="003caeec" officeooo:paragraph-rsid="001c3a65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32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1f72a" officeooo:paragraph-rsid="001c3a65" style:font-size-asian="10pt" style:font-size-complex="10pt"/>
    </style:style>
    <style:style style:name="P33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bold" officeooo:rsid="00843caa" officeooo:paragraph-rsid="001c3a65" style:font-size-asian="8.75pt" style:font-weight-asian="bold" style:font-size-complex="10pt" style:font-weight-complex="bold"/>
    </style:style>
    <style:style style:name="P34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bdf8a" officeooo:paragraph-rsid="001c3a65" style:font-size-asian="8.75pt" style:font-weight-asian="normal" style:font-size-complex="10pt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e0cb2" officeooo:paragraph-rsid="001c3a65" style:font-size-asian="8.75pt" style:font-weight-asian="normal" style:font-size-complex="10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37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38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39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3dbcc0" officeooo:paragraph-rsid="001c3a65" style:font-size-asian="10pt" style:font-weight-asian="normal" style:font-size-complex="10pt" style:font-weight-complex="normal"/>
    </style:style>
    <style:style style:name="P40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40dcc0" officeooo:paragraph-rsid="001c3a65" style:font-size-asian="10pt" style:font-weight-asian="normal" style:font-size-complex="10pt" style:font-weight-complex="normal"/>
    </style:style>
    <style:style style:name="P41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7f2e13" officeooo:paragraph-rsid="001c3a65" style:font-size-asian="8.75pt" style:font-weight-asian="normal" style:font-size-complex="10pt" style:font-weight-complex="normal"/>
    </style:style>
    <style:style style:name="P42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3dbcc0" officeooo:paragraph-rsid="001c3a65" style:font-size-asian="8.75pt" style:font-weight-asian="normal" style:font-size-complex="10pt" style:font-weight-complex="normal"/>
    </style:style>
    <style:style style:name="P43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44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4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1">
      <style:text-properties officeooo:paragraph-rsid="000bc885"/>
    </style:style>
    <style:style style:name="P51" style:family="paragraph" style:parent-style-name="Standard" style:list-style-name="L1">
      <style:text-properties officeooo:rsid="000bc885" officeooo:paragraph-rsid="000bc885"/>
    </style:style>
    <style:style style:name="P52" style:family="paragraph" style:parent-style-name="Standard" style:list-style-name="L1">
      <style:text-properties officeooo:rsid="000bc885" officeooo:paragraph-rsid="000e2f73"/>
    </style:style>
    <style:style style:name="P53" style:family="paragraph" style:parent-style-name="Standard" style:list-style-name="L1">
      <style:text-properties officeooo:rsid="000bc885" officeooo:paragraph-rsid="001c3a65"/>
    </style:style>
    <style:style style:name="P54" style:family="paragraph" style:parent-style-name="Standard" style:list-style-name="L1">
      <style:text-properties officeooo:rsid="000cb06d" officeooo:paragraph-rsid="000cb06d"/>
    </style:style>
    <style:style style:name="P55" style:family="paragraph" style:parent-style-name="Standard" style:list-style-name="L1">
      <style:text-properties officeooo:rsid="000e2f73" officeooo:paragraph-rsid="000e2f73"/>
    </style:style>
    <style:style style:name="P56" style:family="paragraph" style:parent-style-name="Standard" style:list-style-name="L2">
      <style:text-properties officeooo:rsid="000e2f73" officeooo:paragraph-rsid="000e2f73"/>
    </style:style>
    <style:style style:name="P57" style:family="paragraph" style:parent-style-name="Standard">
      <style:text-properties officeooo:rsid="000e2f73" officeooo:paragraph-rsid="000e2f73"/>
    </style:style>
    <style:style style:name="P58" style:family="paragraph" style:parent-style-name="Standard" style:list-style-name="L3">
      <style:text-properties officeooo:rsid="00108d08" officeooo:paragraph-rsid="00108d08"/>
    </style:style>
    <style:style style:name="P59" style:family="paragraph" style:parent-style-name="Standard" style:list-style-name="L5">
      <style:text-properties officeooo:rsid="001a0fde" officeooo:paragraph-rsid="001a0fde"/>
    </style:style>
    <style:style style:name="P60" style:family="paragraph" style:parent-style-name="Standard" style:list-style-name="L5">
      <style:text-properties officeooo:rsid="00157959" officeooo:paragraph-rsid="00157959"/>
    </style:style>
    <style:style style:name="P61" style:family="paragraph" style:parent-style-name="Standard" style:list-style-name="L5">
      <style:text-properties officeooo:rsid="00157959" officeooo:paragraph-rsid="001ade02"/>
    </style:style>
    <style:style style:name="P62" style:family="paragraph" style:parent-style-name="Standard" style:list-style-name="L5">
      <style:text-properties officeooo:rsid="0015bde2" officeooo:paragraph-rsid="0015bde2"/>
    </style:style>
    <style:style style:name="P63" style:family="paragraph" style:parent-style-name="Standard" style:list-style-name="L5">
      <style:text-properties officeooo:rsid="0015bde2" officeooo:paragraph-rsid="0016a13d"/>
    </style:style>
    <style:style style:name="P64" style:family="paragraph" style:parent-style-name="Standard" style:list-style-name="L5">
      <style:text-properties officeooo:rsid="0016a13d" officeooo:paragraph-rsid="0016a13d"/>
    </style:style>
    <style:style style:name="P65" style:family="paragraph" style:parent-style-name="Standard" style:list-style-name="L5">
      <style:text-properties officeooo:rsid="001bc15f" officeooo:paragraph-rsid="001bc15f"/>
    </style:style>
    <style:style style:name="P66" style:family="paragraph" style:parent-style-name="Standard" style:list-style-name="L5">
      <style:text-properties officeooo:rsid="00183b05" officeooo:paragraph-rsid="00183b05"/>
    </style:style>
    <style:style style:name="P67" style:family="paragraph" style:parent-style-name="Standard" style:list-style-name="L5">
      <style:text-properties officeooo:rsid="00198425" officeooo:paragraph-rsid="00198425"/>
    </style:style>
    <style:style style:name="P68" style:family="paragraph" style:parent-style-name="Standard" style:list-style-name="L5">
      <style:text-properties officeooo:rsid="001c3a65" officeooo:paragraph-rsid="001c3a65"/>
    </style:style>
    <style:style style:name="P69" style:family="paragraph" style:parent-style-name="Standard" style:list-style-name="L5">
      <style:text-properties officeooo:rsid="001c3a65" officeooo:paragraph-rsid="0013e659"/>
    </style:style>
    <style:style style:name="P70" style:family="paragraph" style:parent-style-name="Standard" style:list-style-name="L10">
      <style:text-properties officeooo:rsid="001c3a65" officeooo:paragraph-rsid="001c3a65"/>
    </style:style>
    <style:style style:name="P71" style:family="paragraph" style:parent-style-name="Standard" style:list-style-name="L6">
      <style:text-properties officeooo:rsid="001f0c6f" officeooo:paragraph-rsid="001f0c6f"/>
    </style:style>
    <style:style style:name="P72" style:family="paragraph" style:parent-style-name="Standard">
      <style:text-properties officeooo:rsid="001f0c6f" officeooo:paragraph-rsid="001f0c6f"/>
    </style:style>
    <style:style style:name="P73" style:family="paragraph" style:parent-style-name="Standard" style:list-style-name="L8">
      <style:text-properties officeooo:rsid="002884c5" officeooo:paragraph-rsid="002884c5"/>
    </style:style>
    <style:style style:name="P74" style:family="paragraph" style:parent-style-name="Standard" style:list-style-name="L8">
      <style:text-properties officeooo:rsid="00296946" officeooo:paragraph-rsid="00296946"/>
    </style:style>
    <style:style style:name="P75" style:family="paragraph" style:parent-style-name="Standard" style:list-style-name="L9">
      <style:text-properties officeooo:rsid="002bbdb1" officeooo:paragraph-rsid="002bbdb1"/>
    </style:style>
    <style:style style:name="P76" style:family="paragraph" style:parent-style-name="Standard">
      <style:text-properties officeooo:rsid="002bbdb1" officeooo:paragraph-rsid="002884c5"/>
    </style:style>
    <style:style style:name="P77" style:family="paragraph" style:parent-style-name="Standard" style:list-style-name="L10">
      <style:text-properties officeooo:rsid="001e2024" officeooo:paragraph-rsid="001e2024"/>
    </style:style>
    <style:style style:name="P78" style:family="paragraph" style:parent-style-name="Standard">
      <style:text-properties officeooo:rsid="001e2024" officeooo:paragraph-rsid="001c3a65"/>
    </style:style>
    <style:style style:name="P79" style:family="paragraph" style:parent-style-name="Standard">
      <style:text-properties officeooo:rsid="000eab51" officeooo:paragraph-rsid="000e2f73"/>
    </style:style>
    <style:style style:name="P80" style:family="paragraph" style:parent-style-name="Standard">
      <style:text-properties style:font-name="Tahoma1" fo:font-size="10pt" officeooo:rsid="000e9a07" officeooo:paragraph-rsid="0011fe4d" style:font-size-asian="10pt" style:font-size-complex="10pt"/>
    </style:style>
    <style:style style:name="P81" style:family="paragraph" style:parent-style-name="Standard">
      <style:text-properties officeooo:rsid="00207fc4" officeooo:paragraph-rsid="002bbdb1"/>
    </style:style>
    <style:style style:name="P82" style:family="paragraph" style:parent-style-name="List_20_Paragraph" style:list-style-name="L4">
      <style:text-properties style:font-name="Tahoma1" fo:font-size="10pt" officeooo:rsid="0011deba" officeooo:paragraph-rsid="0013e659" style:font-size-asian="10pt" style:font-size-complex="10pt"/>
    </style:style>
    <style:style style:name="P83" style:family="paragraph" style:parent-style-name="List_20_Paragraph" style:list-style-name="L4">
      <style:text-properties style:font-name="Tahoma1" fo:font-size="10pt" officeooo:rsid="00176327" officeooo:paragraph-rsid="0013e659" style:font-size-asian="10pt" style:font-size-complex="10pt"/>
    </style:style>
    <style:style style:name="P84" style:family="paragraph" style:parent-style-name="List_20_Paragraph" style:list-style-name="L4">
      <style:text-properties style:font-name="Tahoma1" fo:font-size="10pt" officeooo:rsid="0012eca7" officeooo:paragraph-rsid="0013e659" style:font-size-asian="10pt" style:font-size-complex="10pt"/>
    </style:style>
    <style:style style:name="P85" style:family="paragraph" style:parent-style-name="List_20_Paragraph" style:list-style-name="L4">
      <style:text-properties style:font-name="Tahoma1" fo:font-size="10pt" officeooo:rsid="0013ca2d" officeooo:paragraph-rsid="0013e659" style:font-size-asian="10pt" style:font-size-complex="10pt"/>
    </style:style>
    <style:style style:name="P86" style:family="paragraph" style:parent-style-name="List_20_Paragraph" style:list-style-name="L11">
      <style:text-properties style:font-name="Tahoma1" fo:font-size="10pt" officeooo:rsid="00175c98" officeooo:paragraph-rsid="001c3a65" style:font-size-asian="10pt" style:font-size-complex="10pt"/>
    </style:style>
    <style:style style:name="P87" style:family="paragraph" style:parent-style-name="List_20_Paragraph" style:list-style-name="L7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88" style:family="paragraph" style:parent-style-name="List_20_Paragraph" style:list-style-name="L7">
      <style:text-properties style:font-name="Tahoma1" fo:font-size="8pt" fo:font-style="italic" officeooo:rsid="00208684" officeooo:paragraph-rsid="001c3a65" style:font-size-asian="8pt" style:font-style-asian="italic" style:font-size-complex="8pt" style:font-style-complex="italic"/>
    </style:style>
    <style:style style:name="P89" style:family="paragraph" style:parent-style-name="List_20_Paragraph" style:list-style-name="L11">
      <style:paragraph-properties fo:margin-left="0cm" fo:margin-right="0cm" fo:text-indent="0cm" style:auto-text-indent="false"/>
      <style:text-properties style:font-name="Tahoma1" fo:font-size="10pt" officeooo:rsid="00175c98" officeooo:paragraph-rsid="001c3a65" style:font-size-asian="10pt" style:font-size-complex="10pt"/>
    </style:style>
    <style:style style:name="T1" style:family="text">
      <style:text-properties officeooo:rsid="000bc885"/>
    </style:style>
    <style:style style:name="T2" style:family="text">
      <style:text-properties officeooo:rsid="000e2f73"/>
    </style:style>
    <style:style style:name="T3" style:family="text">
      <style:text-properties officeooo:rsid="00108d08"/>
    </style:style>
    <style:style style:name="T4" style:family="text">
      <style:text-properties officeooo:rsid="0012eca7"/>
    </style:style>
    <style:style style:name="T5" style:family="text">
      <style:text-properties officeooo:rsid="0013ca2d"/>
    </style:style>
    <style:style style:name="T6" style:family="text">
      <style:text-properties officeooo:rsid="00157959"/>
    </style:style>
    <style:style style:name="T7" style:family="text">
      <style:text-properties officeooo:rsid="0015bde2"/>
    </style:style>
    <style:style style:name="T8" style:family="text">
      <style:text-properties officeooo:rsid="0016a13d"/>
    </style:style>
    <style:style style:name="T9" style:family="text">
      <style:text-properties officeooo:rsid="001a0fde"/>
    </style:style>
    <style:style style:name="T10" style:family="text">
      <style:text-properties officeooo:rsid="0020868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caeec" style:font-weight-asian="normal" style:font-weight-complex="normal"/>
    </style:style>
    <style:style style:name="T13" style:family="text">
      <style:text-properties fo:font-weight="normal" officeooo:rsid="003cc208" style:font-weight-asian="normal" style:font-weight-complex="normal"/>
    </style:style>
    <style:style style:name="T14" style:family="text">
      <style:text-properties fo:font-weight="normal" officeooo:rsid="007dc7d2" style:font-size-asian="8.75pt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24c5f9" style:font-size-asian="8.75pt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style:font-size-asian="8.75pt"/>
    </style:style>
    <style:style style:name="T35" style:family="text">
      <style:text-properties style:text-underline-style="solid" style:text-underline-width="auto" style:text-underline-color="font-color" officeooo:rsid="003e6516" style:font-size-asian="8.75pt"/>
    </style:style>
    <style:style style:name="T36" style:family="text">
      <style:text-properties style:text-underline-style="none" fo:font-weight="normal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9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40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41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42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43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44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45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46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47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48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49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50" style:family="text">
      <style:text-properties style:text-underline-style="none" style:font-size-asian="8.75pt"/>
    </style:style>
    <style:style style:name="T51" style:family="text">
      <style:text-properties style:text-underline-style="none" officeooo:rsid="00843caa" style:font-size-asian="8.75pt"/>
    </style:style>
    <style:style style:name="T52" style:family="text">
      <style:text-properties style:text-underline-style="none" officeooo:rsid="003a8659" style:font-size-asian="8.75pt"/>
    </style:style>
    <style:style style:name="T53" style:family="text">
      <style:text-properties style:text-underline-style="none" officeooo:rsid="002284a4" style:font-size-asian="8.75pt"/>
    </style:style>
    <style:style style:name="T54" style:family="text">
      <style:text-properties style:text-underline-style="none" officeooo:rsid="003bdf8a" style:font-size-asian="8.75pt"/>
    </style:style>
    <style:style style:name="T55" style:family="text">
      <style:text-properties style:text-underline-style="none" officeooo:rsid="00630770" style:font-size-asian="8.75pt"/>
    </style:style>
    <style:style style:name="T56" style:family="text">
      <style:text-properties style:text-underline-style="none" officeooo:rsid="003e0cb2" style:font-size-asian="8.75pt"/>
    </style:style>
    <style:style style:name="T57" style:family="text">
      <style:text-properties style:text-underline-style="none" officeooo:rsid="003caeec" style:font-size-asian="8.75pt"/>
    </style:style>
    <style:style style:name="T58" style:family="text">
      <style:text-properties style:text-underline-style="none" officeooo:rsid="003958e3" style:font-size-asian="8.75pt"/>
    </style:style>
    <style:style style:name="T59" style:family="text">
      <style:text-properties style:text-underline-style="none" officeooo:rsid="00645e5a" style:font-size-asian="8.75pt"/>
    </style:style>
    <style:style style:name="T60" style:family="text">
      <style:text-properties style:text-underline-style="none" officeooo:rsid="0039d9ed" style:font-size-asian="8.75pt"/>
    </style:style>
    <style:style style:name="T61" style:family="text">
      <style:text-properties style:text-underline-style="none" officeooo:rsid="00226c1b" style:font-size-asian="8.75pt"/>
    </style:style>
    <style:style style:name="T62" style:family="text">
      <style:text-properties style:text-underline-style="none" officeooo:rsid="007f2e13" style:font-size-asian="8.75pt"/>
    </style:style>
    <style:style style:name="T63" style:family="text">
      <style:text-properties style:text-underline-style="none" officeooo:rsid="00b6e33e" style:font-size-asian="8.75pt"/>
    </style:style>
    <style:style style:name="T64" style:family="text">
      <style:text-properties style:text-underline-style="none" officeooo:rsid="003e6516" style:font-size-asian="8.75pt"/>
    </style:style>
    <style:style style:name="T65" style:family="text">
      <style:text-properties officeooo:rsid="001e2024"/>
    </style:style>
    <style:style style:name="T66" style:family="text">
      <style:text-properties officeooo:rsid="00232a73"/>
    </style:style>
    <style:style style:name="T67" style:family="text">
      <style:text-properties officeooo:rsid="00296946"/>
    </style:style>
    <style:style style:name="T68" style:family="text">
      <style:text-properties officeooo:rsid="002bbdb1"/>
    </style:style>
    <style:style style:name="T69" style:family="text">
      <style:text-properties style:text-position="super 58%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hier de charges</text:p>
      <text:p text:style-name="P1"/>
      <text:p text:style-name="P1">Index<text:bookmark text:name="Index"/></text:p>
      <text:list xml:id="list2025623205" text:style-name="L1">
        <text:list-item>
          <text:p text:style-name="P50"><text:a xlink:type="simple" xlink:href="#Titre" text:style-name="Internet_20_link" text:visited-style-name="Visited_20_Internet_20_Link"><text:span text:style-name="T1">Titre</text:span></text:a></text:p>
        </text:list-item>
        <text:list-item>
          <text:p text:style-name="P51">Objectifs à réaliser</text:p>
        </text:list-item>
        <text:list-item>
          <text:p text:style-name="P51">Présentatin du projet</text:p>
        </text:list-item>
        <text:list-item>
          <text:p text:style-name="P51">A qui s’adresse le site – les cibles<text:line-break/></text:p>
        </text:list-item>
        <text:list-item>
          <text:p text:style-name="P51"><text:a xlink:type="simple" xlink:href="#Arborescence" text:style-name="Internet_20_link" text:visited-style-name="Visited_20_Internet_20_Link">Arborescence – Plan du site</text:a><text:line-break/></text:p>
        </text:list-item>
        <text:list-item>
          <text:p text:style-name="P51"><text:a xlink:type="simple" xlink:href="#Index" text:style-name="Internet_20_link" text:visited-style-name="Visited_20_Internet_20_Link">Fonctionnalités par page</text:a></text:p>
          <text:list>
            <text:list-item>
              <text:p text:style-name="P51">Accueil imagedutemps.org</text:p>
              <text:list>
                <text:list-item>
                  <text:p text:style-name="P51">Menu</text:p>
                  <text:list>
                    <text:list-item>
                      <text:p text:style-name="P54">Accueil</text:p>
                    </text:list-item>
                    <text:list-item>
                      <text:p text:style-name="P51">A propos</text:p>
                      <text:list>
                        <text:list-item>
                          <text:p text:style-name="P55">Mentions légales</text:p>
                        </text:list-item>
                        <text:list-item>
                          <text:p text:style-name="P55"/>
                        </text:list-item>
                      </text:list>
                    </text:list-item>
                    <text:list-item>
                      <text:p text:style-name="P51">Contact</text:p>
                    </text:list-item>
                  </text:list>
                </text:list-item>
              </text:list>
            </text:list-item>
            <text:list-item>
              <text:p text:style-name="P51">Accueil imagedutemps ville</text:p>
              <text:list>
                <text:list-item>
                  <text:p text:style-name="P51">Menu</text:p>
                  <text:list>
                    <text:list-item>
                      <text:p text:style-name="P54">Sélection diaporama</text:p>
                    </text:list-item>
                    <text:list-item>
                      <text:p text:style-name="P54">forum</text:p>
                    </text:list-item>
                    <text:list-item>
                      <text:p text:style-name="P51">A propos</text:p>
                    </text:list-item>
                    <text:list-item>
                      <text:p text:style-name="P51">Contact</text:p>
                    </text:list-item>
                    <text:list-item>
                      <text:p text:style-name="P51">Connexion</text:p>
                    </text:list-item>
                  </text:list>
                </text:list-item>
                <text:list-item>
                  <text:p text:style-name="P54">Diaporama</text:p>
                </text:list-item>
              </text:list>
            </text:list-item>
          </text:list>
        </text:list-item>
      </text:list>
      <text:p text:style-name="P4"/>
      <text:list xml:id="list193607388699228" text:continue-numbering="true" text:style-name="L1">
        <text:list-item>
          <text:p text:style-name="P51"><text:a xlink:type="simple" xlink:href="#Base de donnee" text:style-name="Internet_20_link" text:visited-style-name="Visited_20_Internet_20_Link">Conception et schéma de base de données</text:a><text:line-break/></text:p>
        </text:list-item>
        <text:list-item>
          <text:p text:style-name="P51"><text:a xlink:type="simple" xlink:href="#Développement" text:style-name="Internet_20_link" text:visited-style-name="Visited_20_Internet_20_Link">Développement</text:a></text:p>
          <text:list>
            <text:list-item>
              <text:p text:style-name="P52">Convention</text:p>
            </text:list-item>
            <text:list-item>
              <text:p text:style-name="P55">Code</text:p>
            </text:list-item>
            <text:list-item>
              <text:p text:style-name="P52"><text:span text:style-name="T2">Mode d’emploi</text:span><text:line-break/></text:p>
            </text:list-item>
          </text:list>
        </text:list-item>
        <text:list-item>
          <text:p text:style-name="P51"><text:a xlink:type="simple" xlink:href="#Juridique" text:style-name="Internet_20_link" text:visited-style-name="Visited_20_Internet_20_Link">Juridique</text:a><text:line-break/></text:p>
        </text:list-item>
        <text:list-item>
          <text:p text:style-name="P51"><text:a xlink:type="simple" xlink:href="#Planning" text:style-name="Internet_20_link" text:visited-style-name="Visited_20_Internet_20_Link">Planning prévisionnel</text:a></text:p>
        </text:list-item>
      </text:list>
      <text:p text:style-name="P1"/>
      <text:p text:style-name="P1"/>
      <text:p text:style-name="P1"/>
      <text:p text:style-name="P1"/>
      <text:p text:style-name="P1"/>
      <text:p text:style-name="P22"><text:bookmark text:name="Titre"/><text:a xlink:type="simple" xlink:href="#Index" text:style-name="Internet_20_link" text:visited-style-name="Visited_20_Internet_20_Link">Titre – Objectifs à réaliser – Présentation du projet – A qui s’adresse le site</text:a></text:p>
      <text:p text:style-name="P7"/>
      <text:p text:style-name="P5">Index</text:p>
      <text:list xml:id="list1889148052" text:style-name="L2">
        <text:list-item>
          <text:p text:style-name="P56">Titre</text:p>
        </text:list-item>
        <text:list-item>
          <text:p text:style-name="P56">Objectifs à réaliser</text:p>
        </text:list-item>
        <text:list-item>
          <text:p text:style-name="P56">Présentation du projet</text:p>
        </text:list-item>
        <text:list-item>
          <text:p text:style-name="P56">A qui s’adresse le site</text:p>
        </text:list-item>
      </text:list>
      <text:p text:style-name="P5"/>
      <text:p text:style-name="P5">Titre</text:p>
      <text:p text:style-name="P5"/>
      <text:p text:style-name="P5"/>
      <text:p text:style-name="P5">Objectifs à réaliser</text:p>
      <text:p text:style-name="P5"/>
      <text:p text:style-name="P5"/>
      <text:p text:style-name="P5">Présentation du projet</text:p>
      <text:p text:style-name="P79"/>
      <text:p text:style-name="P6"/>
      <text:p text:style-name="P9">A qui s’adresse le site</text:p>
      <text:p text:style-name="P9"/>
      <text:p text:style-name="P9"/>
      <text:p text:style-name="P23"><text:a xlink:type="simple" xlink:href="#Index" text:style-name="Internet_20_link" text:visited-style-name="Visited_20_Internet_20_Link">Arborescence du site</text:a><text:bookmark text:name="Arborescence"/></text:p>
      <text:p text:style-name="P9"/>
      <text:list xml:id="list3812926859" text:style-name="L4">
        <text:list-item>
          <text:p text:style-name="P84"/>
        </text:list-item>
      </text:list>
      <text:p text:style-name="P26"/>
      <text:p text:style-name="P26"/>
      <text:p text:style-name="P26"/>
      <text:p text:style-name="P24"><text:a xlink:type="simple" xlink:href="#Index" text:style-name="Internet_20_link" text:visited-style-name="Visited_20_Internet_20_Link">Fonctionnalités</text:a><text:bookmark text:name="Fonctionnalités"/></text:p>
      <text:p text:style-name="P11">(Un document fonctionnalités détail très précisément chaque page : c<text:span text:style-name="T8">a</text:span>hier des charges fonctionnalité)</text:p>
      <text:p text:style-name="P11"/>
      <text:p text:style-name="P14">FrontEnd</text:p>
      <text:list xml:id="list1056709773" text:style-name="L5">
        <text:list-item>
          <text:p text:style-name="P69"/>
        </text:list-item>
      </text:list>
      <text:p text:style-name="P14">BackEnd</text:p>
      <text:p text:style-name="P14"/>
      <text:p text:style-name="P14"/>
      <text:p text:style-name="P14"/>
      <text:p text:style-name="P21"><text:bookmark text:name="Base de donnee"/><text:a xlink:type="simple" xlink:href="#Index" text:style-name="Internet_20_link" text:visited-style-name="Visited_20_Internet_20_Link">Conception et schéma de base de données</text:a></text:p>
      <text:p text:style-name="P2"/>
      <text:p text:style-name="P8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a xlink:type="simple" xlink:href="#Index" text:style-name="Internet_20_link" text:visited-style-name="Visited_20_Internet_20_Link">Développement</text:a><text:bookmark text:name="Développement"/></text:p>
      <text:list xml:id="list193606055375460" text:continue-list="list193607388699228" text:style-name="L1">
        <text:list-item>
          <text:list>
            <text:list-header>
              <text:p text:style-name="P53"/>
            </text:list-header>
          </text:list>
        </text:list-item>
      </text:list>
      <text:p text:style-name="P20">Convention</text:p>
      <text:p text:style-name="P76"/>
      <text:p text:style-name="P81"/>
      <text:p text:style-name="P24"><text:a xlink:type="simple" xlink:href="#Index" text:style-name="Internet_20_link" text:visited-style-name="Visited_20_Internet_20_Link">Juridique</text:a><text:bookmark text:name="Juridique"/></text:p>
      <text:p text:style-name="P10"/>
      <text:list xml:id="list1099401246" text:style-name="L11">
        <text:list-header>
          <text:p text:style-name="P89"/>
        </text:list-header>
      </text:list>
      <text:p text:style-name="P24"><text:a xlink:type="simple" xlink:href="#Index" text:style-name="Internet_20_link" text:visited-style-name="Visited_20_Internet_20_Link">Planning</text:a></text:p>
      <text:p text:style-name="P10"/>
      <text:p text:style-name="P13"><text:bookmark text:name="Planning"/>En ce qui me concern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0.953cm" fo:margin-right="1.34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1:24.568000000</meta:creation-date>
    <dc:date>2018-06-23T19:35:19.394000000</dc:date>
    <meta:editing-duration>PT4H24M42S</meta:editing-duration>
    <meta:editing-cycles>12</meta:editing-cycles>
    <meta:generator>LibreOffice/6.0.1.1$Windows_x86 LibreOffice_project/60bfb1526849283ce2491346ed2aa51c465abfe6</meta:generator>
    <meta:document-statistic meta:table-count="0" meta:image-count="0" meta:object-count="0" meta:page-count="8" meta:paragraph-count="54" meta:word-count="168" meta:character-count="985" meta:non-whitespace-character-count="874"/>
  </office:meta>
</office:document-meta>
</file>